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50000011224600E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159cm" fo:margin-left="-0.132cm" table:align="left" style:writing-mode="lr-tb"/>
    </style:style>
    <style:style style:name="Table1.A" style:family="table-column">
      <style:table-column-properties style:column-width="9.125cm"/>
    </style:style>
    <style:style style:name="Table1.B" style:family="table-column">
      <style:table-column-properties style:column-width="3.702cm"/>
    </style:style>
    <style:style style:name="Table1.C" style:family="table-column">
      <style:table-column-properties style:column-width="2.358cm"/>
    </style:style>
    <style:style style:name="Table1.D" style:family="table-column">
      <style:table-column-properties style:column-width="1.974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2" style:family="table-row">
      <style:table-row-properties style:min-row-height="0.665cm" fo:keep-together="auto"/>
    </style:style>
    <style:style style:name="Table1.3" style:family="table-row">
      <style:table-row-properties style:min-row-height="0.379cm" fo:keep-together="auto"/>
    </style:style>
    <style:style style:name="Table1.4" style:family="table-row">
      <style:table-row-properties style:min-row-height="0.474cm" fo:keep-together="auto"/>
    </style:style>
    <style:style style:name="Table2" style:family="table">
      <style:table-properties style:width="17.283cm" fo:margin-left="-0.016cm" table:align="left" style:writing-mode="lr-tb"/>
    </style:style>
    <style:style style:name="Table2.A" style:family="table-column">
      <style:table-column-properties style:column-width="2.505cm"/>
    </style:style>
    <style:style style:name="Table2.B" style:family="table-column">
      <style:table-column-properties style:column-width="14.778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2.2" style:family="table-row">
      <style:table-row-properties style:min-row-height="5.26cm" fo:keep-together="auto"/>
    </style:style>
    <style:style style:name="Table2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3" style:family="table-row">
      <style:table-row-properties style:min-row-height="0.767cm" fo:keep-together="auto"/>
    </style:style>
    <style:style style:name="Table2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4" style:family="table-row">
      <style:table-row-properties style:min-row-height="1.573cm" fo:keep-together="auto"/>
    </style:style>
    <style:style style:name="Table2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3" style:family="table">
      <style:table-properties style:width="17.283cm" fo:margin-left="-0.016cm" table:align="left" style:writing-mode="lr-tb"/>
    </style:style>
    <style:style style:name="Table3.A" style:family="table-column">
      <style:table-column-properties style:column-width="2.505cm"/>
    </style:style>
    <style:style style:name="Table3.B" style:family="table-column">
      <style:table-column-properties style:column-width="14.778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background-color="#f2f2f2" fo:padding-left="0.123cm" fo:padding-right="0.123cm" fo:padding-top="0cm" fo:padding-bottom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3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4" style:family="table-cell">
      <style:table-cell-properties style:vertical-align="top" fo:background-color="#f2f2f2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5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7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P1" style:family="paragraph" style:parent-style-name="Standard" style:list-style-name="WW8Num19">
      <style:paragraph-properties fo:text-align="justify" style:justify-single-word="false" style:snap-to-layout-grid="false"/>
      <style:text-properties style:font-name="Cambria" fo:font-size="12pt" style:font-size-asian="12pt" style:font-name-complex="Cambria" style:font-size-complex="12pt"/>
    </style:style>
    <style:style style:name="P2" style:family="paragraph" style:parent-style-name="Standard" style:list-style-name="WW8Num17">
      <style:paragraph-properties fo:text-align="justify" style:justify-single-word="false" style:snap-to-layout-grid="false"/>
      <style:text-properties style:font-name="Cambria" fo:font-size="12pt" style:font-size-asian="12pt" style:font-name-complex="Cambria" style:font-size-complex="12pt"/>
    </style:style>
    <style:style style:name="P3" style:family="paragraph" style:parent-style-name="Standard" style:list-style-name="WW8Num12">
      <style:paragraph-properties style:snap-to-layout-grid="false"/>
      <style:text-properties style:font-name="Cambria" fo:font-size="12pt" style:font-size-asian="12pt" style:font-name-complex="Cambria" style:font-size-complex="12pt" style:font-weight-complex="bold"/>
    </style:style>
    <style:style style:name="P4" style:family="paragraph" style:parent-style-name="Standard">
      <style:paragraph-properties style:snap-to-layout-grid="false"/>
      <style:text-properties fo:color="#000000" style:font-name="Cambria" fo:font-size="12pt" fo:font-weight="bold" style:font-size-asian="12pt" style:font-weight-asian="bold" style:font-name-complex="Tahoma" style:font-size-complex="12pt" style:font-weight-complex="bold"/>
    </style:style>
    <style:style style:name="P5" style:family="paragraph" style:parent-style-name="Standard">
      <style:text-properties style:font-name="Arial" fo:font-size="9pt" style:font-size-asian="9pt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8" style:family="paragraph" style:parent-style-name="Standard" style:list-style-name="WW8Num17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9" style:family="paragraph" style:parent-style-name="Standard" style:list-style-name="WW8Num24">
      <style:text-properties style:font-name="Arial" fo:font-size="9pt" style:font-size-asian="9pt" style:font-name-complex="Arial"/>
    </style:style>
    <style:style style:name="P10" style:family="paragraph" style:parent-style-name="Standard" style:list-style-name="WW8Num24">
      <style:paragraph-properties style:snap-to-layout-grid="false"/>
      <style:text-properties style:font-name="Arial" fo:font-size="9pt" style:font-size-asian="9pt" style:font-name-complex="Arial"/>
    </style:style>
    <style:style style:name="P11" style:family="paragraph" style:parent-style-name="Standard">
      <style:text-properties fo:color="#333399" style:font-name="Arial" fo:font-size="9pt" style:font-size-asian="9pt" style:font-name-complex="Arial"/>
    </style:style>
    <style:style style:name="P12" style:family="paragraph" style:parent-style-name="Standard">
      <style:paragraph-properties fo:text-align="center" style:justify-single-word="false"/>
      <style:text-properties fo:color="#333399" style:font-name="Arial" fo:font-size="9pt" style:font-size-asian="9pt" style:font-name-complex="Arial"/>
    </style:style>
    <style:style style:name="P13" style:family="paragraph" style:parent-style-name="Standard">
      <style:paragraph-properties fo:margin-top="0cm" fo:margin-bottom="0.106cm" loext:contextual-spacing="false"/>
      <style:text-properties fo:color="#333399" style:font-name="Arial" fo:font-weight="bold" style:font-weight-asian="bold" style:font-name-complex="Arial"/>
    </style:style>
    <style:style style:name="P14" style:family="paragraph" style:parent-style-name="Standard">
      <style:paragraph-properties fo:margin-top="0.106cm" fo:margin-bottom="0.106cm" loext:contextual-spacing="false"/>
      <style:text-properties style:font-name="Arial" fo:font-size="9pt" fo:font-weight="bold" style:font-size-asian="9pt" style:font-weight-asian="bold" style:font-name-complex="Arial"/>
    </style:style>
    <style:style style:name="P15" style:family="paragraph" style:parent-style-name="Standard">
      <style:paragraph-properties fo:margin-top="0.106cm" fo:margin-bottom="0.106cm" loext:contextual-spacing="false"/>
      <style:text-properties style:font-name="Arial" fo:font-size="9pt" style:font-size-asian="9pt" style:font-name-complex="Arial"/>
    </style:style>
    <style:style style:name="P16" style:family="paragraph" style:parent-style-name="Footer">
      <style:text-properties style:font-name="Arial" style:font-name-complex="Arial"/>
    </style:style>
    <style:style style:name="P17" style:family="paragraph" style:parent-style-name="Kleine_20_Schriftgröße">
      <style:paragraph-properties fo:line-height="0.282cm"/>
      <style:text-properties style:font-name="Arial" fo:font-size="9pt" style:font-size-asian="9pt" style:font-name-complex="Arial"/>
    </style:style>
    <style:style style:name="P18" style:family="paragraph" style:parent-style-name="Header">
      <style:paragraph-properties>
        <style:tab-stops>
          <style:tab-stop style:position="8.5cm" style:type="center"/>
        </style:tab-stops>
      </style:paragraph-properties>
    </style:style>
    <style:style style:name="P19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</style:style>
    <style:style style:name="P20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21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22" style:family="paragraph" style:parent-style-name="Header">
      <style:paragraph-properties>
        <style:tab-stops>
          <style:tab-stop style:position="1.667cm"/>
        </style:tab-stops>
      </style:paragraph-properties>
      <style:text-properties fo:font-weight="bold" style:font-weight-asian="bold" style:font-weight-complex="bold"/>
    </style:style>
    <style:style style:name="P23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P24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color="#333399" style:font-name="Arial" fo:font-weight="bold" style:font-weight-asian="bold" style:font-name-complex="Arial" style:font-weight-complex="bold"/>
    </style:style>
    <style:style style:name="P25" style:family="paragraph" style:parent-style-name="Header">
      <style:text-properties fo:font-size="12pt" style:font-size-asian="12pt" style:font-name-complex="Arial"/>
    </style:style>
    <style:style style:name="P26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P27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style:font-name="Cambria" fo:font-size="12pt" fo:font-weight="bold" style:font-size-asian="12pt" style:font-weight-asian="bold" style:font-name-complex="Cambria" style:font-size-complex="12pt" style:font-weight-complex="bold"/>
    </style:style>
    <style:style style:name="P28" style:family="paragraph" style:parent-style-name="Header">
      <style:paragraph-properties fo:text-align="center" style:justify-single-word="false"/>
    </style:style>
    <style:style style:name="P29" style:family="paragraph" style:parent-style-name="Header">
      <style:paragraph-properties fo:text-align="center" style:justify-single-word="false" style:snap-to-layout-grid="false">
        <style:tab-stops>
          <style:tab-stop style:position="8.5cm" style:type="center"/>
        </style:tab-stops>
      </style:paragraph-properties>
      <style:text-properties fo:font-size="16pt" fo:background-color="#ffff00" style:font-size-asian="16pt"/>
    </style:style>
    <style:style style:name="P30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fo:background-color="#00ff00" style:font-name-asian="Wingdings" style:font-size-asian="16pt" style:font-name-complex="Wingdings"/>
    </style:style>
    <style:style style:name="P31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fo:background-color="#ffff00" style:font-size-asian="16pt"/>
    </style:style>
    <style:style style:name="P32" style:family="paragraph" style:parent-style-name="Header">
      <style:paragraph-properties fo:text-align="center" style:justify-single-word="false">
        <style:tab-stops>
          <style:tab-stop style:position="8.5cm" style:type="center"/>
        </style:tab-stops>
      </style:paragraph-properties>
      <style:text-properties style:font-name="Wingdings" fo:font-size="16pt" fo:background-color="#ff0000" style:font-size-asian="16pt"/>
    </style:style>
    <style:style style:name="P33" style:family="paragraph" style:parent-style-name="Header">
      <style:paragraph-properties style:snap-to-layout-grid="false"/>
      <style:text-properties style:font-name-complex="Arial"/>
    </style:style>
    <style:style style:name="P34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35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36" style:family="paragraph" style:parent-style-name="Header" style:master-page-name="Standard">
      <style:paragraph-properties style:page-number="auto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37" style:family="paragraph" style:parent-style-name="Kommentartext" style:list-style-name="WW8Num16">
      <style:paragraph-properties fo:line-height="100%" fo:text-align="justify" style:justify-single-word="false" style:snap-to-layout-grid="false"/>
      <style:text-properties style:font-name="Arial" fo:font-size="9pt" fo:language="de" fo:country="CH" style:font-size-asian="9pt" style:font-name-complex="Arial"/>
    </style:style>
    <style:style style:name="P38" style:family="paragraph" style:parent-style-name="Kommentartext" style:list-style-name="WW8Num19">
      <style:paragraph-properties fo:margin-top="0.106cm" fo:margin-bottom="0cm" loext:contextual-spacing="false" fo:line-height="100%" fo:text-align="justify" style:justify-single-word="false"/>
      <style:text-properties fo:font-size="9pt" style:font-size-asian="9pt"/>
    </style:style>
    <style:style style:name="P39" style:family="paragraph" style:parent-style-name="Kommentartext" style:list-style-name="WW8Num19">
      <style:paragraph-properties fo:margin-top="0.106cm" fo:margin-bottom="0cm" loext:contextual-spacing="false" fo:line-height="100%"/>
      <style:text-properties style:font-name="Arial" fo:font-size="9pt" fo:font-weight="bold" style:font-size-asian="9pt" style:font-weight-asian="bold" style:font-name-complex="Arial" style:font-weight-complex="bold"/>
    </style:style>
    <style:style style:name="P40" style:family="paragraph" style:parent-style-name="Kommentartext" style:list-style-name="WW8Num19">
      <style:paragraph-properties fo:margin-top="0.106cm" fo:margin-bottom="0cm" loext:contextual-spacing="false" fo:line-height="100%" style:snap-to-layout-grid="false"/>
      <style:text-properties style:font-name="Arial" fo:font-size="9pt" fo:font-weight="bold" style:font-size-asian="9pt" style:font-weight-asian="bold" style:font-name-complex="Arial" style:font-weight-complex="bold"/>
    </style:style>
    <style:style style:name="P41" style:family="paragraph" style:parent-style-name="Kommentartext" style:list-style-name="WW8Num19">
      <style:paragraph-properties fo:margin-top="0.106cm" fo:margin-bottom="0cm" loext:contextual-spacing="false" fo:line-height="100%" fo:text-align="justify" style:justify-single-word="false"/>
      <style:text-properties style:font-name="Arial" fo:font-size="9pt" style:font-size-asian="9pt" style:font-name-complex="Arial"/>
    </style:style>
    <style:style style:name="P42" style:family="paragraph" style:parent-style-name="Kommentartext" style:list-style-name="WW8Num19">
      <style:paragraph-properties fo:margin-top="0.106cm" fo:margin-bottom="0cm" loext:contextual-spacing="false" fo:line-height="100%" fo:text-align="justify" style:justify-single-word="false" style:snap-to-layout-grid="false"/>
      <style:text-properties style:font-name="Arial" fo:font-size="9pt" style:font-size-asian="9pt" style:font-name-complex="Arial"/>
    </style:style>
    <style:style style:name="P43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style:font-name="Arial" fo:font-weight="bold" officeooo:rsid="001c2022" style:font-weight-asian="bold" style:font-name-complex="Arial" style:font-weight-complex="bold"/>
    </style:style>
    <style:style style:name="T6" style:family="text">
      <style:text-properties style:font-name-complex="Arial"/>
    </style:style>
    <style:style style:name="T7" style:family="text">
      <style:text-properties fo:color="#333399" style:font-name="Arial" fo:font-size="9pt" style:font-size-asian="9pt" style:font-name-complex="Arial"/>
    </style:style>
    <style:style style:name="T8" style:family="text">
      <style:text-properties fo:language="de" fo:country="CH"/>
    </style:style>
    <style:style style:name="T9" style:family="text">
      <style:text-properties fo:language="de" fo:country="CH" style:font-name-complex="Arial"/>
    </style:style>
    <style:style style:name="T10" style:family="text">
      <style:text-properties fo:font-size="7pt" style:font-size-asian="7pt" style:font-name-complex="Arial"/>
    </style:style>
    <style:style style:name="T11" style:family="text">
      <style:text-properties fo:font-size="7pt" fo:language="de" fo:country="CH" style:font-size-asian="7pt" style:font-name-complex="Arial"/>
    </style:style>
    <style:style style:name="T12" style:family="text">
      <style:text-properties style:font-name="Arial Fett" fo:font-size="14pt" fo:font-weight="bold" style:font-size-asian="14pt" style:font-weight-asian="bold" style:font-name-complex="Arial" style:font-weight-complex="bold"/>
    </style:style>
    <style:style style:name="T13" style:family="text">
      <style:text-properties officeooo:rsid="001c2022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24">Meilensteine: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Meilensteine</text:p>
          </table:table-cell>
          <table:table-cell table:style-name="Table1.A1" office:value-type="string">
            <text:p text:style-name="P20">Termin</text:p>
          </table:table-cell>
          <table:table-cell table:style-name="Table1.A1" office:value-type="string">
            <text:p text:style-name="P22">Status<text:tab/></text:p>
          </table:table-cell>
          <table:table-cell table:style-name="Table1.D1" office:value-type="string">
            <text:p text:style-name="P21"/>
          </table:table-cell>
        </table:table-row>
        <table:table-row table:style-name="Table1.2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30"></text:p>
          </table:table-cell>
          <table:table-cell table:style-name="Table1.D1" office:value-type="string">
            <text:p text:style-name="P29"/>
          </table:table-cell>
        </table:table-row>
        <table:table-row table:style-name="Table1.3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31"></text:p>
          </table:table-cell>
          <table:table-cell table:style-name="Table1.D1" office:value-type="string">
            <text:p text:style-name="P29"/>
          </table:table-cell>
        </table:table-row>
        <table:table-row table:style-name="Table1.4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32"></text:p>
          </table:table-cell>
          <table:table-cell table:style-name="Table1.D1" office:value-type="string">
            <text:p text:style-name="P29"/>
          </table:table-cell>
        </table:table-row>
      </table:table>
      <text:p text:style-name="P20"/>
      <text:p text:style-name="P20"/>
      <text:p text:style-name="P24">Wichtige Ergebnisse in der Berichtsperiode</text:p>
      <text:p text:style-name="P2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3">Ergebnisse (erreicht, nicht erreicht, geplant)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Standard"><text:span text:style-name="T7">Erreichte <text:line-break/>Ergebnisse</text:span></text:p>
            <text:p text:style-name="P11"/>
            <text:p text:style-name="P12"/>
          </table:table-cell>
          <table:table-cell table:style-name="Table2.B2" office:value-type="string">
            <text:list xml:id="list3755796528416809397" text:style-name="WW8Num16">
              <text:list-item>
                <text:p text:style-name="P37"/>
              </text:list-item>
            </text:list>
          </table:table-cell>
        </table:table-row>
        <table:table-row table:style-name="Table2.3">
          <table:table-cell table:style-name="Table2.A3" office:value-type="string">
            <text:p text:style-name="P11">Nicht erreichte Ergebnisse</text:p>
          </table:table-cell>
          <table:table-cell table:style-name="Table2.B3" office:value-type="string">
            <text:list xml:id="list6784325842445880410" text:style-name="WW8Num19">
              <text:list-item>
                <text:p text:style-name="P40"/>
              </text:list-item>
              <text:list-item>
                <text:p text:style-name="P39"/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Standard"><text:span text:style-name="T7">Geplante Ergebnisse für die nächste Woche</text:span></text:p>
            <text:p text:style-name="P11"/>
          </table:table-cell>
          <table:table-cell table:style-name="Table2.B4" office:value-type="string">
            <text:list xml:id="list190918362496632" text:continue-numbering="true" text:style-name="WW8Num19">
              <text:list-item>
                <text:p text:style-name="P42"/>
              </text:list-item>
              <text:list-item>
                <text:p text:style-name="P38"/>
              </text:list-item>
              <text:list-item>
                <text:p text:style-name="P41"/>
              </text:list-item>
            </text:list>
          </table:table-cell>
        </table:table-row>
      </table:table>
      <text:p text:style-name="P18"/>
      <text:p text:style-name="P20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4">Probleme, Risiken, Maßnahmen im Berichtszeitraum 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15">a) Welche Probleme sind inzwischen eingetreten? <text:s text:c="4"/>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6"/>
          </table:table-cell>
          <table:table-cell table:style-name="Table3.B3" office:value-type="string">
            <text:list xml:id="list190917757775693" text:continue-numbering="true" text:style-name="WW8Num19">
              <text:list-item>
                <text:p text:style-name="P1"/>
              </text:list-item>
            </text:list>
            <text:p text:style-name="P7"/>
          </table:table-cell>
        </table:table-row>
        <table:table-row table:style-name="Table3.1">
          <table:table-cell table:style-name="Table3.A4" table:number-columns-spanned="2" office:value-type="string">
            <text:p text:style-name="P15">b) Welche (neuen) Risiken könnten zu Problemen führen? <text:s text:c="11"/></text:p>
          </table:table-cell>
          <table:covered-table-cell/>
        </table:table-row>
        <table:table-row table:style-name="Table3.3">
          <table:table-cell table:style-name="Table3.A5" office:value-type="string">
            <text:p text:style-name="P6"/>
            <text:p text:style-name="P5"/>
          </table:table-cell>
          <table:table-cell table:style-name="Table3.B5" office:value-type="string">
            <text:list xml:id="list6918918612804668824" text:style-name="WW8Num17">
              <text:list-item>
                <text:p text:style-name="P2"/>
              </text:list-item>
              <text:list-item>
                <text:p text:style-name="P8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15">c) Bisher unternommene Gegenmaßnahmen, geplante Gegenmaßnahmen. Wer? Bis wann?</text:p>
          </table:table-cell>
          <table:covered-table-cell/>
        </table:table-row>
        <table:table-row table:style-name="Table3.3">
          <table:table-cell table:style-name="Table3.A7" office:value-type="string">
            <text:p text:style-name="P6"/>
            <text:p text:style-name="P5"/>
          </table:table-cell>
          <table:table-cell table:style-name="Table3.B7" office:value-type="string">
            <text:list xml:id="list5406567881498904575" text:style-name="WW8Num12">
              <text:list-item>
                <text:p text:style-name="P3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15">d) Notwendige Entscheidungen und wer sollte sie treffen? Bis wann?</text:p>
          </table:table-cell>
          <table:covered-table-cell/>
        </table:table-row>
        <table:table-row table:style-name="Table3.3">
          <table:table-cell table:style-name="Table3.A9" office:value-type="string">
            <text:p text:style-name="P6"/>
            <text:p text:style-name="P5"/>
          </table:table-cell>
          <table:table-cell table:style-name="Table3.B9" office:value-type="string">
            <text:list xml:id="list1601233808194933785" text:style-name="WW8Num24">
              <text:list-item>
                <text:p text:style-name="P10"/>
              </text:list-item>
              <text:list-item>
                <text:p text:style-name="P9"/>
              </text:list-item>
            </text:list>
          </table:table-cell>
        </table:table-row>
      </table:table>
      <text:p text:style-name="P17"/>
      <text:p text:style-name="P17"/>
      <text:p text:style-name="P18"/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color="#000000" style:font-name="Tahoma" fo:font-family="Tahoma" style:font-family-generic="swiss" style:font-pitch="variable" fo:font-size="9pt" fo:font-weight="bold" style:font-size-asian="9pt" style:font-weight-asian="bold" style:font-name-complex="Tahoma" style:font-family-complex="Tahoma" style:font-family-generic-complex="swiss" style:font-pitch-complex="variable" style:font-size-complex="9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cm" fo:margin-right="0cm" fo:text-indent="-1cm" style:auto-text-indent="false" fo:keep-with-next="always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Kommentartext" style:family="paragraph" style:parent-style-name="Standard">
      <style:paragraph-properties fo:line-height="0.423cm"/>
      <style:text-properties style:font-name="CorpoS" fo:font-family="CorpoS, Cambria" style:font-pitch="variable" style:font-name-complex="CorpoS" style:font-family-complex="CorpoS, Cambria" style:font-pitch-complex="variable"/>
    </style:style>
    <style:style style:name="Kleine_20_Schriftgröße" style:display-name="Kleine Schriftgröße" style:family="paragraph">
      <style:paragraph-properties fo:orphans="2" fo:widows="2"/>
      <style:text-properties style:use-window-font-color="true" style:font-name="Helvetica" fo:font-family="Helvetica" style:font-family-generic="swiss" style:font-pitch="variable" fo:font-size="8pt" fo:language="de" fo:country="DE" style:font-name-asian="Times New Roman" style:font-family-asian="'Times New Roman'" style:font-family-generic-asian="roman" style:font-pitch-asian="variable" style:font-size-asian="8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Standardeinzug" style:family="paragraph" style:parent-style-name="Standard">
      <style:paragraph-properties fo:margin-left="1.249cm" fo:margin-right="0cm" fo:text-indent="0cm" style:auto-text-indent="false"/>
    </style:style>
    <style:style style:name="Standard_5f_10pt" style:display-name="Standard_10pt" style:family="paragraph" style:parent-style-name="Standard">
      <style:paragraph-properties fo:margin-top="0cm" fo:margin-bottom="0.423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fo:font-size="8pt" style:font-size-asian="8pt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2z0" style:family="text"/>
    <style:style style:name="WW8Num23z0" style:family="text">
      <style:text-properties fo:font-size="8pt" style:font-size-asian="8pt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Kommentarzeichen" style:family="text">
      <style:text-properties fo:font-size="8pt" style:font-size-asian="8pt"/>
    </style:style>
    <style:style style:name="Page_20_Number" style:display-name="Page Numbe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HTML_20_Code" style:display-name="HTML 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erif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5" style:family="table">
      <style:table-properties style:width="17.501cm" fo:margin-left="-0.123cm" table:align="left" style:writing-mode="lr-tb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8.375cm"/>
    </style:style>
    <style:style style:name="Table5.C" style:family="table-column">
      <style:table-column-properties style:column-width="4.117cm"/>
    </style:style>
    <style:style style:name="Table5.1" style:family="table-row">
      <style:table-row-properties style:min-row-height="1.796cm"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fieldmark-start text:name="__Fieldmark__0_951919091" type="vnd.oasis.opendocument.field.UNHANDLED">
      <param name="vnd.oasis.opendocument.field.code" value=" USERPROPERTY  \* MERGEFORMAT "/>
      <param name="vnd.oasis.opendocument.field.id" value="2"/>
    </fieldmark-start>
    <style:style style:name="Table4" style:family="table">
      <style:table-properties style:width="16.789cm" fo:margin-left="-0.028cm" table:align="left" style:writing-mode="lr-tb"/>
    </style:style>
    <style:style style:name="Table4.A" style:family="table-column">
      <style:table-column-properties style:column-width="3.776cm"/>
    </style:style>
    <style:style style:name="Table4.B" style:family="table-column">
      <style:table-column-properties style:column-width="9.301cm"/>
    </style:style>
    <style:style style:name="Table4.C" style:family="table-column">
      <style:table-column-properties style:column-width="1.905cm"/>
    </style:style>
    <style:style style:name="Table4.D" style:family="table-column">
      <style:table-column-properties style:column-width="1.80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MP1" style:family="paragraph" style:parent-style-name="Header">
      <style:paragraph-properties style:snap-to-layout-grid="false"/>
      <style:text-properties style:font-name-complex="Arial"/>
    </style:style>
    <style:style style:name="MP2" style:family="paragraph" style:parent-style-name="Header">
      <style:text-properties fo:font-size="12pt" style:font-size-asian="12pt" style:font-name-complex="Arial"/>
    </style:style>
    <style:style style:name="MP3" style:family="paragraph">
      <style:paragraph-properties fo:text-align="center" style:writing-mode="lr-tb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6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7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MP8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MP9" style:family="paragraph" style:parent-style-name="Footer">
      <style:text-properties style:font-name="Arial" style:font-name-complex="Arial"/>
    </style:style>
    <style:style style:name="MT1" style:family="text">
      <style:text-properties style:font-name="Arial Fett" fo:font-size="14pt" fo:font-weight="bold" style:font-size-asian="14pt" style:font-weight-asian="bold" style:font-name-complex="Arial" style:font-weight-complex="bold"/>
    </style:style>
    <style:style style:name="MT2" style:family="text">
      <style:text-properties officeooo:rsid="001c2022"/>
    </style:style>
    <style:style style:name="MT3" style:family="text">
      <style:text-properties style:font-name="Arial" fo:font-weight="bold" style:font-weight-asian="bold" style:font-name-complex="Arial" style:font-weight-complex="bold"/>
    </style:style>
    <style:style style:name="MT4" style:family="text">
      <style:text-properties style:font-name="Arial" fo:font-weight="bold" officeooo:rsid="001c2022" style:font-weight-asian="bold" style:font-name-complex="Arial" style:font-weight-complex="bold"/>
    </style:style>
    <style:style style:name="MT5" style:family="text">
      <style:text-properties fo:font-size="7pt" fo:language="de" fo:country="CH" style:font-size-asian="7pt" style:font-name-complex="Arial"/>
    </style:style>
    <style:style style:name="MT6" style:family="text">
      <style:text-properties fo:font-size="7pt" style:font-size-asian="7pt" style:font-name-complex="Arial"/>
    </style:style>
    <style:style style:name="MT7" style:family="text">
      <style:text-properties fo:language="de" fo:country="CH" style:font-name-complex="Arial"/>
    </style:style>
    <style:style style:name="MT8" style:family="text">
      <style:text-properties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/>
    </style:style>
    <style:page-layout style:name="Mpm1">
      <style:page-layout-properties fo:page-width="21.001cm" fo:page-height="29.7cm" style:num-format="1" style:print-orientation="portrait" fo:margin-top="1.27cm" fo:margin-bottom="1.12cm" fo:margin-left="2.499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381cm" fo:margin-top="0.2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1"/>
              <text:p text:style-name="MP2"><draw:frame draw:style-name="Mfr1" draw:name="Image1" text:anchor-type="char" svg:x="0cm" svg:y="0cm" svg:width="4.763cm" svg:height="1.84cm" draw:z-index="3"><draw:image xlink:href="Pictures/10000000000002C50000011224600E76.png" xlink:type="simple" xlink:show="embed" xlink:actuate="onLoad"/></draw:frame><fieldmark-start text:name="__Fieldmark__0_951919091" type="vnd.oasis.opendocument.field.UNHANDLED"><param name="vnd.oasis.opendocument.field.code" value=" USERPROPERTY  \* MERGEFORMAT "/><param name="vnd.oasis.opendocument.field.id" value="2"/></fieldmark-start><draw:rect text:anchor-type="as-char" draw:z-index="1" draw:style-name="Mgr1" draw:text-style-name="MP3" svg:width="4.763cm" svg:height="1.841cm"><text:p/></draw:rect><fieldmark-end/></text:p>
            </table:table-cell>
            <table:table-cell table:style-name="Table5.A1" office:value-type="string">
              <text:p text:style-name="MP4"><text:span text:style-name="MT1">Statusbericht</text:span></text:p>
              <text:p text:style-name="MP5"/>
              <text:h text:style-name="Heading_20_1" text:outline-level="1">Projekt <text:span text:style-name="MT2">iPad-App/Netzwerk</text:span></text:h>
              <text:p text:style-name="MP6"/>
              <text:p text:style-name="MP7"/>
            </table:table-cell>
            <table:table-cell table:style-name="Table5.A1" office:value-type="string">
              <text:p text:style-name="Header"><text:span text:style-name="MT3">Berichtszeitraum: </text:span></text:p>
              <text:p text:style-name="MP8"/>
              <text:p text:style-name="Header"><text:span text:style-name="MT3">KW </text:span><text:span text:style-name="MT4">21</text:span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Footer"><text:span text:style-name="Page_20_Number"><text:span text:style-name="MT5">Stand vom </text:span></text:span><text:span text:style-name="Page_20_Number"><text:span text:style-name="MT6"><text:modification-date style:data-style-name="N36">19.05.2015</text:modification-date></text:span></text:span></text:p>
            </table:table-cell>
            <table:table-cell table:style-name="Table4.A1" office:value-type="string">
              <text:p text:style-name="MP9"><text:file-name text:display="full">/Users/crushotep/Documents/studium/Firefly/Statusbericht_Vorlage.doc</text:file-name></text:p>
              <text:p text:style-name="Footer"><text:span text:style-name="Page_20_Number"><text:span text:style-name="MT7"/></text:span></text:p>
            </table:table-cell>
            <table:table-cell table:style-name="Table4.A1" office:value-type="string">
              <text:p text:style-name="Footer"><text:span text:style-name="Page_20_Number"><text:span text:style-name="MT8">Version:<text:line-break/></text:span></text:span></text:p>
            </table:table-cell>
            <table:table-cell table:style-name="Table4.D1" office:value-type="string">
              <text:p text:style-name="Footer"><text:span text:style-name="Page_20_Number"><text:span text:style-name="MT8">Seite:<text:line-break/></text:span></text:span><text:span text:style-name="Page_20_Number"><text:span text:style-name="MT8"><text:page-number text:select-page="current">2</text:page-number></text:span></text:span><text:span text:style-name="Page_20_Number"><text:span text:style-name="MT8"> - </text:span></text:span><text:span text:style-name="Page_20_Number"><text:span text:style-name="MT8"><text:page-count style:num-format="1">2</text:page-count></text:span></text:span></text:p>
            </table:table-cell>
          </table:table-row>
        </table:table>
        <text:p text:style-name="Footer"><text:span text:style-name="Page_20_Number"><text:span text:style-name="MT8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 Status Report (PSR)</dc:title>
    <dc:description>Projekt Status Report (PSR): Der Projektleiter muss entsprechend den jeweiligen Vereinbarungen über Projektfortschritt und Projektstatus an den Kunden resp. die Linie oder QM berichten.</dc:description>
    <meta:initial-creator>Horsch</meta:initial-creator>
    <meta:creation-date>2014-09-09T16:42:00</meta:creation-date>
    <dc:date>2015-05-19T19:09:16.531559000</dc:date>
    <meta:print-date>2006-08-08T09:31:00</meta:print-date>
    <meta:editing-cycles>6</meta:editing-cycles>
    <meta:editing-duration>PT1M58S</meta:editing-duration>
    <meta:document-statistic meta:table-count="5" meta:image-count="1" meta:object-count="0" meta:page-count="2" meta:paragraph-count="38" meta:word-count="95" meta:character-count="712" meta:non-whitespace-character-count="634"/>
    <meta:generator>LibreOffice/4.3.4.1$MacOSX_X86_64 LibreOffice_project/bc356b2f991740509f321d70e4512a6a54c5f243</meta:generator>
    <meta:user-defined meta:name="Version">01.00</meta:user-defined>
  </office:meta>
</office:document-meta>
</file>